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fo:background-color="transparent"/>
    </style:style>
    <style:style style:name="P2" style:family="paragraph" style:parent-style-name="Text_20_body">
      <style:paragraph-properties fo:margin-left="0cm" fo:margin-right="0cm" fo:text-indent="0cm" style:auto-text-indent="false" style:writing-mode="lr-tb"/>
      <style:text-properties fo:background-color="transparent"/>
    </style:style>
    <style:style style:name="P3" style:family="paragraph" style:parent-style-name="Text_20_body">
      <style:paragraph-properties fo:margin-left="0cm" fo:margin-right="0cm" fo:text-indent="0cm" style:auto-text-indent="false" fo:break-before="page" style:writing-mode="lr-tb"/>
      <style:text-properties fo:background-color="transparent"/>
    </style:style>
    <style:style style:name="P4" style:family="paragraph" style:parent-style-name="Text_20_body" style:list-style-name="L1">
      <style:paragraph-properties fo:margin-left="0cm" fo:margin-right="0cm" fo:text-indent="0cm" style:auto-text-indent="false" fo:padding="0cm" fo:border="none" style:writing-mode="lr-tb"/>
    </style:style>
    <style:style style:name="P5" style:family="paragraph" style:parent-style-name="Text_20_body" style:list-style-name="L2">
      <style:paragraph-properties fo:margin-left="0cm" fo:margin-right="0cm" fo:text-indent="0cm" style:auto-text-indent="false" fo:padding="0cm" fo:border="none" style:writing-mode="lr-tb"/>
    </style:style>
    <style:style style:name="T1" style:family="text">
      <style:text-properties fo:background-color="transparent" loext:char-shading-value="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164e512d-7fff-4198-3962-7b642b7405b5"/>Conocer estructuras de datos</text:p>
      <text:p text:style-name="P2">Lineales</text:p>
      <text:list text:style-name="L1">
        <text:list-item>
          <text:p text:style-name="P4"><text:span text:style-name="T1">Arreglos (Arrays): Un arreglo es una estructura de datos que almacena una colección de elementos del mismo tipo en posiciones contiguas de memoria. Los elementos se acceden mediante un índice entero. Los arreglos tienen un tamaño fijo y se utilizan para almacenar conjuntos de elementos relacionados.</text:span></text:p>
        </text:list-item>
        <text:list-item>
          <text:p text:style-name="P4"><text:span text:style-name="T1">Listas enlazadas (Linked Lists): Una lista enlazada es una estructura de datos compuesta por nodos, donde cada nodo contiene un valor y un enlace al siguiente nodo de la lista. Las listas enlazadas pueden ser simples (cada nodo enlaza solo al siguiente) o dobles (cada nodo enlaza tanto al siguiente como al anterior). A diferencia de los arreglos, las listas enlazadas no requieren un espacio contiguo de memoria y pueden crecer o reducirse dinámicamente.</text:span></text:p>
        </text:list-item>
        <text:list-item>
          <text:p text:style-name="P4"><text:span text:style-name="T1">Pilas (Stacks): Una pila es una estructura de datos que sigue el principio de LIFO (Last-In, First-Out), lo que significa que el último elemento que se inserta es el primero en ser eliminado. Los elementos se agregan y eliminan solo desde la parte superior de la pila, lo que se conoce como operaciones push y pop, respectivamente.</text:span></text:p>
        </text:list-item>
        <text:list-item>
          <text:p text:style-name="P4"><text:span text:style-name="T1">Colas (Queues): Una cola es una estructura de datos que sigue el principio de FIFO (First-In, First-Out), lo que significa que el primer elemento que se inserta es el primero en ser eliminado. Los elementos se agregan al final de la cola y se eliminan desde el frente, lo que se conoce como operaciones enqueue y dequeue, respectivamente.</text:span></text:p>
        </text:list-item>
        <text:list-item>
          <text:p text:style-name="P4"><text:span text:style-name="T1">Colas de prioridad (Priority Queues): Una cola de prioridad es una estructura de datos donde cada elemento tiene asignada una prioridad. Los elementos se insertan en la cola de acuerdo con su prioridad y se eliminan en función de su prioridad relativa. Las colas de prioridad se pueden implementar utilizando diferentes estructuras de datos, como montículos (heaps) o árboles de búsqueda binaria balanceados.</text:span></text:p>
        </text:list-item>
        <text:list-item>
          <text:p text:style-name="P4"><text:span text:style-name="T1">Listas doblemente enlazadas (Doubly Linked Lists): Es similar a las listas enlazadas, pero en este caso cada nodo tiene un enlace tanto al nodo siguiente como al nodo anterior. Esto permite un recorrido bidireccional y la capacidad de eliminar elementos en ambos extremos de la lista de manera eficiente.</text:span></text:p>
        </text:list-item>
        <text:list-item>
          <text:p text:style-name="P4"><text:span text:style-name="T1">Colas dobles (Dequeues o Double-ended Queues): Un deque es una estructura de datos que combina las características de una pila y una cola. Permite la inserción y eliminación de elementos tanto en el frente como en el final de la estructura. Se puede ver como una lista en la que se pueden agregar y eliminar elementos desde ambos extremos.</text:span></text:p>
        </text:list-item>
        <text:list-item>
          <text:p text:style-name="P4"><text:span text:style-name="T1">Listas circulares (Circular Lists): En una lista circular, el último nodo de la lista enlaza con el primer nodo, creando así un ciclo. Esto permite un recorrido continuo en la lista sin llegar a un final. Puede ser un enlace circular simple o doble.</text:span></text:p>
        </text:list-item>
        <text:list-item>
          <text:p text:style-name="P4"><text:span text:style-name="T1">Vectores dinámicos (Dynamic Arrays): Son similares a los arreglos, pero con la capacidad de crecer o reducirse dinámicamente en tamaño durante la ejecución del programa. Los vectores dinámicos se implementan utilizando arreglos subyacentes, pero se maneja automáticamente el redimensionamiento y la asignación de memoria adicional cuando se necesita más espacio.</text:span></text:p>
        </text:list-item>
        <text:list-item>
          <text:p text:style-name="P4"><text:soft-page-break/><text:span text:style-name="T1">Colas de prioridad (Priority Queues): Además de mencionar las colas de prioridad anteriormente, hay diferentes implementaciones de colas de prioridad como los heaps binarios, heaps binomiales, heaps de Fibonacci, entre otros. Cada una de estas implementaciones tiene sus propias características y eficiencia en términos de tiempo de ejecución para las operaciones de inserción y eliminación.</text:span></text:p>
        </text:list-item>
      </text:list>
      <text:p text:style-name="P2">Tablas asociativas</text:p>
      <text:p text:style-name="P2">En el contexto de las estructuras de datos, no se utilizan específicamente "tablas asociativas" como en las bases de datos. Sin embargo, hay estructuras de datos que se pueden utilizar para establecer relaciones o asociaciones entre elementos. Algunos ejemplos de estructuras de datos asociativas son:</text:p>
      <text:list text:style-name="L2">
        <text:list-item>
          <text:p text:style-name="P5"><text:span text:style-name="T1">Diccionarios o Mapas: Son estructuras de datos que almacenan pares clave-valor, donde cada clave está asociada a un valor. Permiten acceder rápidamente a un valor dado su clave, lo que los hace eficientes para establecer relaciones entre elementos.</text:span></text:p>
        </text:list-item>
        <text:list-item>
          <text:p text:style-name="P5"><text:span text:style-name="T1">Conjuntos: Son estructuras de datos que almacenan elementos sin repetición y no tienen un orden específico. Los conjuntos pueden utilizarse para representar relaciones de pertenencia, donde se puede verificar si un elemento pertenece a un conjunto o no.</text:span></text:p>
        </text:list-item>
        <text:list-item>
          <text:p text:style-name="P5"><text:span text:style-name="T1">Grafos: Son estructuras de datos que consisten en un conjunto de nodos o vértices que se conectan mediante aristas o enlaces. Los grafos pueden utilizarse para representar relaciones complejas entre elementos, donde los nodos representan los elementos y las aristas representan las relaciones o conexiones entre ellos.</text:span></text:p>
        </text:list-item>
        <text:list-item>
          <text:p text:style-name="P5"><text:span text:style-name="T1">Listas de adyacencia: Es una estructura de datos utilizada para representar relaciones entre nodos en un grafo. Para cada nodo, se almacena una lista de los nodos adyacentes a él. Las listas de adyacencia se utilizan comúnmente en algoritmos de grafos para realizar operaciones eficientes en las relaciones entre nodos.</text:span></text:p>
        </text:list-item>
        <text:list-item>
          <text:p text:style-name="P5"><text:span text:style-name="T1">Árboles de búsqueda binaria: Son estructuras de datos jerárquicas donde cada nodo tiene un valor y dos hijos, uno a la izquierda y otro a la derecha. Los árboles de búsqueda binaria se utilizan para almacenar elementos de forma ordenada, lo que facilita la búsqueda eficiente.</text:span></text:p>
        </text:list-item>
        <text:list-item>
          <text:p text:style-name="P5"><text:span text:style-name="T1">Tries: También conocidos como árboles de prefijo, son estructuras de datos especializadas para almacenar y buscar palabras o cadenas de caracteres. Los tries permiten una búsqueda rápida de palabras y son utilizados en aplicaciones como motores de búsqueda y autocompletado de texto.</text:span></text:p>
        </text:list-item>
        <text:list-item>
          <text:p text:style-name="P5"><text:span text:style-name="T1">Tablas hash: Son estructuras de datos que utilizan una función hash para mapear claves a valores. Las tablas hash ofrecen una búsqueda y actualización rápida de los elementos almacenados, y se utilizan ampliamente para implementar diccionarios y bases de datos de alta velocidad.</text:span></text:p>
        </text:list-item>
        <text:list-item>
          <text:p text:style-name="P5"><text:span text:style-name="T1">Colas de prioridad: Son estructuras de datos en las que los elementos se organizan según una prioridad asociada. Los elementos de mayor prioridad se pueden acceder o eliminar antes que los de menor prioridad. Las colas de prioridad se utilizan en algoritmos de programación, como el algoritmo de Dijkstra y la ordenación por montículos (heapsort).</text:span></text:p>
        </text:list-item>
        <text:list-item>
          <text:p text:style-name="P5"><text:soft-page-break/><text:span text:style-name="T1">Grafos dirigidos: Son estructuras de datos que constan de un conjunto de nodos o vértices conectados por aristas dirigidas. Los grafos dirigidos se utilizan para representar relaciones direccionales, como relaciones de dependencia o jerarquías.</text:span></text:p>
        </text:list-item>
        <text:list-item>
          <text:p text:style-name="P5"><text:span text:style-name="T1">Grafos no dirigidos: Son estructuras de datos similares a los grafos dirigidos, pero en las aristas no se especifica una dirección. Los grafos no dirigidos se utilizan para representar relaciones simétricas, como conexiones de red o relaciones de amistad en redes sociales.</text:span></text:p>
        </text:list-item>
        <text:list-item>
          <text:p text:style-name="P5"><text:span text:style-name="T1">Matrices dispersas: Son estructuras de datos utilizadas para almacenar matrices que contienen una gran cantidad de elementos nulos o ceros. En lugar de almacenar todos los elementos, las matrices dispersas solo almacenan los elementos no nulos, ahorrando espacio de memoria. Se utilizan en aplicaciones donde se requiere una representación eficiente de matrices grandes y dispersas, como en el análisis de redes o sistemas de recomendación.</text:span></text:p>
        </text:list-item>
        <text:list-item>
          <text:p text:style-name="P5"><text:span text:style-name="T1">Árboles AVL: Son árboles de búsqueda binaria balanceados en los que se garantiza una altura balanceada en todo momento. Los árboles AVL se utilizan para lograr un tiempo de búsqueda y actualización eficiente, manteniendo la estructura del árbol equilibrada.</text:span></text:p>
        </text:list-item>
        <text:list-item>
          <text:p text:style-name="P5"><text:span text:style-name="T1">Grafos ponderados: Son grafos en los que las aristas tienen un peso o costo asociado. Se utilizan para representar situaciones en las que se requiere tener en cuenta la ponderación de las relaciones, como en problemas de rutas más cortas o árboles de expansión mínima.</text:span></text:p>
        </text:list-item>
        <text:list-item>
          <text:p text:style-name="P5"><text:span text:style-name="T1">Montículos (Heaps): Son estructuras de datos basadas en árboles completos que cumplen con una propiedad de ordenamiento específica. Los montículos se utilizan para mantener el elemento de mayor (o menor) valor en la raíz, lo que los hace útiles en problemas de prioridad y ordenación.</text:span></text:p>
        </text:list-item>
        <text:list-item>
          <text:p text:style-name="P5"><text:span text:style-name="T1">Grafos acíclicos dirigidos (DAG): Son grafos dirigidos sin ciclos, lo que significa que no hay una secuencia de aristas que forme un ciclo cerrado. Los DAG se utilizan en aplicaciones donde se deben modelar relaciones de dependencia o secuencialidad, como en la planificación de tareas o la resolución de dependencias en compiladores.</text:span></text:p>
        </text:list-item>
        <text:list-item>
          <text:p text:style-name="P5"><text:span text:style-name="T1">Grafos bipartitos: Son grafos cuyos nodos se pueden dividir en dos conjuntos disjuntos, y todas las aristas conectan nodos de diferentes conjuntos. Los grafos bipartitos se utilizan para modelar relaciones de "dos conjuntos" o "emparejamientos", y tienen aplicaciones en problemas de asignación y flujo en redes.</text:span></text:p>
        </text:list-item>
        <text:list-item>
          <text:p text:style-name="P5"><text:span text:style-name="T1">Árboles B: Son árboles de búsqueda generalizados que permiten más de un hijo por nodo y tienen una estructura balanceada. Los árboles B se utilizan en bases de datos y sistemas de archivos para mantener un acceso eficiente a grandes conjuntos de datos.</text:span></text:p>
        </text:list-item>
        <text:list-item>
          <text:p text:style-name="P5"><text:span text:style-name="T1">Grafos de flujo: Son grafos dirigidos donde las aristas tienen una capacidad y un flujo asociados. Se utilizan para modelar situaciones donde se debe maximizar o minimizar un flujo a través de la red, como en problemas de transporte o planificación de rutas.</text:span></text:p>
        </text:list-item>
        <text:list-item>
          <text:p text:style-name="P5"><text:span text:style-name="T1">Árboles de segmentos: Son estructuras de datos basadas en árboles que se utilizan para almacenar y consultar información sobre rangos de valores. Los árboles de segmentos permiten realizar consultas eficientes sobre intervalos, como obtener la suma, el mínimo o el máximo de un rango dado.</text:span></text:p>
        </text:list-item>
        <text:list-item>
          <text:p text:style-name="P5"><text:span text:style-name="T1">Tablas de dispersión (Hash Tables): Son estructuras de datos que utilizan una función hash para mapear claves a valores. Las tablas de dispersión ofrecen un tiempo de búsqueda y </text:span><text:soft-page-break/><text:span text:style-name="T1">actualización constante en promedio, lo que las hace eficientes para el acceso rápido a datos mediante claves.</text:span></text:p>
        </text:list-item>
        <text:list-item>
          <text:p text:style-name="P5"><text:span text:style-name="T1">Árboles de sufijos: Son estructuras de datos utilizadas en la manipulación de cadenas de texto. Permiten realizar búsquedas eficientes de patrones dentro de una cadena y se utilizan en aplicaciones como la búsqueda de texto, la compresión de datos y la bioinformática.</text:span></text:p>
        </text:list-item>
        <text:list-item>
          <text:p text:style-name="P5"><text:span text:style-name="T1">Grafos de intersección: Son estructuras de datos utilizadas para encontrar las intersecciones entre múltiples conjuntos o elementos. Los grafos de intersección se utilizan en problemas de optimización y en aplicaciones donde se requiere encontrar relaciones comunes entre diferentes conjuntos de datos.</text:span></text:p>
        </text:list-item>
        <text:list-item>
          <text:p text:style-name="P5"><text:span text:style-name="T1">Árboles de Fenwick (Binary Indexed Trees): Son estructuras de datos eficientes para realizar consultas y actualizaciones de rangos en un arreglo o secuencia. Los árboles de Fenwick se utilizan comúnmente para resolver problemas de sumas acumuladas y se pueden aplicar en algoritmos de compresión y descompresión de datos.</text:span></text:p>
        </text:list-item>
        <text:list-item>
          <text:p text:style-name="P5"><text:span text:style-name="T1">Grafos de vecindad: Son estructuras de datos utilizadas para representar relaciones de vecindad entre elementos. Cada elemento tiene una lista de vecinos adyacentes. Los grafos de vecindad se utilizan en problemas de grafos con interacciones locales, como en algoritmos de búsqueda en grafos y en redes sociales.</text:span></text:p>
        </text:list-item>
        <text:list-item>
          <text:p text:style-name="P5"><text:span text:style-name="T1">Tries comprimidos: Son una variante de los tries que reducen el espacio de almacenamiento al comprimir los prefijos comunes en un solo nodo. Los tries comprimidos se utilizan para representar diccionarios y bases de datos de palabras en aplicaciones como corrección ortográfica y autocompletado.</text:span></text:p>
        </text:list-item>
      </text:list>
      <text:p text:style-name="Text_20_body"><text:line-break/></text:p>
      <text:p text:style-name="P3"><text:bookmark text:name="docs-internal-guid-225c9409-7fff-9afb-3c70-1d1ee3f09b20"/>Definición de Estructura de Datos:</text:p>
      <text:p text:style-name="P2">Una estructura de datos es un formato organizado y eficiente para almacenar, administrar y manipular datos. Define cómo los datos se organizan y se relacionan entre sí, facilitando operaciones como inserción, eliminación y búsqueda.</text:p>
      <text:p text:style-name="P2"><text:bookmark text:name="docs-internal-guid-a9d7ab6e-7fff-dcc9-d50e-e052383850bb"/>Las estructuras de datos son esenciales para la optimización del rendimiento y la eficiencia en la manipulación de datos. Permiten a los programadores seleccionar la estructura más adecuada para tareas específicas, lo que resulta en un uso más eficiente de la memoria y una mejor velocidad de ejecución.</text:p>
      <text:p text:style-name="P1"><text:bookmark text:name="docs-internal-guid-faebea00-7fff-36ef-93ee-983214123d90"/>Las estructuras de datos son esenciales para la eficiencia y la organización en la programación. Un diseño adecuado de estructuras de datos puede conducir a un código más limpio, modular y mantenible, lo que a su vez facilita la resolución de problemas y la creación de sistemas escalables.</text:p>
      <text:p text:style-name="Text_20_body"><text:line-break/><text:bookmark text:name="docs-internal-guid-4418cab6-7fff-76d0-6b83-907d184a07ab"/><text:span text:style-name="T1">Las estructuras de datos lineales son organizaciones secuenciales de elementos de datos en las que cada elemento está conectado al siguiente y, en algunos casos, al anterior. Estas estructuras siguen una relación unidireccional entre sus elementos, formando una línea continua. Las operaciones típicas en estas estructuras incluyen la inserción, eliminación y acceso de elementos en función de su posición en la secuencia.</text:span></text:p>
      <text:p text:style-name="P2">Las estructuras de datos lineales son útiles para representar y manejar datos en situaciones donde el orden y la secuencia son importantes. </text:p>
      <text:p text:style-name="P2"><text:bookmark text:name="docs-internal-guid-990ea438-7fff-c5a4-7666-bbd630171457"/>Las estructuras de tablas asociativas, también conocidas como mapas o diccionarios, son colecciones de datos organizadas en pares clave-valor. Cada clave en la tabla es única y está asociada con un valor correspondiente. Estas estructuras permiten una búsqueda eficiente de valores utilizando las claves en lugar de índices numéricos.</text:p>
      <text:p text:style-name="P2">Las operaciones comunes en las estructuras de tablas asociativas incluyen la inserción, búsqueda, actualización y eliminación de pares clave-valor. Estas estructuras son especialmente útiles cuando necesitas acceder rápidamente a valores utilizando claves significativas en lugar de posiciones numéricas.</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0T09:24:36.022510328</meta:creation-date>
    <dc:date>2023-11-20T09:27:29.011462670</dc:date>
    <meta:editing-duration>PT2M53S</meta:editing-duration>
    <meta:editing-cycles>1</meta:editing-cycles>
    <meta:document-statistic meta:table-count="0" meta:image-count="0" meta:object-count="0" meta:page-count="5" meta:paragraph-count="48" meta:word-count="2074" meta:character-count="13301" meta:non-whitespace-character-count="11306"/>
    <meta:generator>LibreOffice/7.6.2.1$Linux_X86_64 LibreOffice_project/60$Build-1</meta:generator>
  </office:meta>
</office:document-meta>
</file>